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f2770" officeooo:paragraph-rsid="000f2770"/>
    </style:style>
    <style:style style:name="P2" style:family="paragraph" style:parent-style-name="Standard">
      <style:text-properties officeooo:rsid="000fbeab" officeooo:paragraph-rsid="000fbeab"/>
    </style:style>
    <style:style style:name="P3" style:family="paragraph" style:parent-style-name="Standard">
      <style:text-properties officeooo:rsid="00102f1d" officeooo:paragraph-rsid="00102f1d"/>
    </style:style>
    <style:style style:name="P4" style:family="paragraph" style:parent-style-name="Standard">
      <style:text-properties officeooo:rsid="001089f0" officeooo:paragraph-rsid="001089f0"/>
    </style:style>
    <style:style style:name="P5" style:family="paragraph" style:parent-style-name="Standard">
      <style:text-properties officeooo:rsid="0011dee6" officeooo:paragraph-rsid="0011dee6"/>
    </style:style>
    <style:style style:name="P6" style:family="paragraph" style:parent-style-name="Standard">
      <style:text-properties officeooo:rsid="0011dee6" officeooo:paragraph-rsid="0012f530"/>
    </style:style>
    <style:style style:name="P7" style:family="paragraph" style:parent-style-name="Standard">
      <style:text-properties officeooo:rsid="0011dee6" officeooo:paragraph-rsid="0012f530"/>
    </style:style>
    <style:style style:name="P8" style:family="paragraph" style:parent-style-name="Standard">
      <style:text-properties officeooo:rsid="00130a75" officeooo:paragraph-rsid="00130a75"/>
    </style:style>
    <style:style style:name="P9" style:family="paragraph" style:parent-style-name="Standard">
      <style:text-properties officeooo:rsid="0016b095" officeooo:paragraph-rsid="0016b095"/>
    </style:style>
    <style:style style:name="P10" style:family="paragraph" style:parent-style-name="Standard">
      <style:text-properties officeooo:rsid="00173430" officeooo:paragraph-rsid="00173430"/>
    </style:style>
    <style:style style:name="T1" style:family="text">
      <style:text-properties officeooo:rsid="0012f530"/>
    </style:style>
    <style:style style:name="T2" style:family="text">
      <style:text-properties officeooo:rsid="0014e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re au moins proprement la moitier des Tds (mieux vaut faire moins mais proprement)</text:p>
      <text:p text:style-name="P1"/>
      <text:p text:style-name="P1"/>
      <text:p text:style-name="P1">→ clang ump pour mac</text:p>
      <text:p text:style-name="P1"/>
      <text:p text:style-name="P1"/>
      <text:p text:style-name="P2">Pour lancer le programme en ligne de commande :</text:p>
      <text:p text:style-name="P2">gcc/g++ -fopenmp fichier_source.c/cpp -o executable</text:p>
      <text:p text:style-name="P2"/>
      <text:p text:style-name="P2"/>
      <text:p text:style-name="P3">CmakeLists.txt</text:p>
      <text:p text:style-name="P3">find_package(OpenMP)</text:p>
      <text:p text:style-name="P3">if(OpenMP_CXX_FOUND)</text:p>
      <text:p text:style-name="P3"><text:tab/>target_link_libraryies(MayTarget PUBLIC OpenMP::OpenMP_CXX)</text:p>
      <text:p text:style-name="P3">endif()</text:p>
      <text:p text:style-name="P3"/>
      <text:p text:style-name="P3"/>
      <text:p text:style-name="P4">#include &lt;time.h&gt;</text:p>
      <text:p text:style-name="P4">[…]</text:p>
      <text:p text:style-name="P4">int before=(clock()*1000)/CLOCKS_PER_SEC ;</text:p>
      <text:p text:style-name="P4">[…]</text:p>
      <text:p text:style-name="P4">int after=(clock()*1000)/CLOCKS_PER_SEC ;</text:p>
      <text:p text:style-name="P4">int diff = after-befor ;</text:p>
      <text:p text:style-name="P4"/>
      <text:p text:style-name="P4"/>
      <text:p text:style-name="P5">Avec les compilateur de la classe pas possible d’utiliser les itérateur sur les vecteur openmp ne le supporte pas =&gt; faire une boucle comme en python </text:p>
      <text:p text:style-name="P5"/>
      <text:p text:style-name="P6">Dans le rapport bien parler de l’amélioration du temps mis par l’algo au fur et à meusure qu’on rajoute des coeur =&gt; tout le temps comparer les temps d’execution</text:p>
      <text:p text:style-name="P6"/>
      <text:p text:style-name="P6"><text:span text:style-name="T1">Plus rapide en séquentiel car temps de mise en place du parallélisme puis parfois perte de temps dans la répartition des tâches si il y a trop de coeur, et borne passante saturé ce qui peut entraîner une baisse des performances.</text:span> </text:p>
      <text:p text:style-name="P6"/>
      <text:p text:style-name="P6"/>
      <text:p text:style-name="P8">Nos machines ont 4 coeurs donc évaluer sur 1, 2 et 4 coeurs :</text:p>
      <text:p text:style-name="P8">- passage à l’échelle fort : prendre un taille de vecteur d’1 million et meusurer le code avec 1, 2 et 4 coeurs → 3 résultats en faire un graph avec le nb de coeurs et le temps d’éxecution</text:p>
      <text:p text:style-name="P8"><text:tab/>→<text:span text:style-name="T2"> Le faire avec plusieurs taille 1 million, 10 million …</text:span></text:p>
      <text:p text:style-name="P8">- <text:span text:style-name="T2">faire pareil avec le passage à l’échelle faible : pour 1 ceour on garde la taille de 1 million, pour 2 on multiplie la taille par 2 …</text:span></text:p>
      <text:p text:style-name="P8"><text:tab/>→<text:span text:style-name="T2"> intérêt avoir toujours le même travaille par coeur !</text:span></text:p>
      <text:p text:style-name="P8"><text:tab/> <text:s text:c="3"/><text:span text:style-name="T2">La répartition devrait bien se passer mais on atteindra d’autre problème accès à la mémoire </text:span></text:p>
      <text:p text:style-name="P8"><text:tab/> <text:s text:c="2"/>Faire<text:span text:style-name="T2"> le meme type de graph que pour le passage fort;)</text:span></text:p>
      <text:p text:style-name="P8"/>
      <text:p text:style-name="P9">On excéute le code sur une machine avec plein d’autre choses qui tourne en même temps donc faire des moyennes sur un ensemble de temps <text:s/>d’éxécution environ 10 </text:p>
      <text:p text:style-name="P9"/>
      <text:p text:style-name="P10">Rendu avant le départ en stage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09:39.080952005</meta:creation-date>
    <dc:date>2019-03-01T10:03:07.214778535</dc:date>
    <meta:editing-duration>PT3H35M47S</meta:editing-duration>
    <meta:editing-cycles>10</meta:editing-cycles>
    <meta:generator>LibreOffice/6.1.3.2$Linux_X86_64 LibreOffice_project/10$Build-2</meta:generator>
    <meta:document-statistic meta:table-count="0" meta:image-count="0" meta:object-count="0" meta:page-count="1" meta:paragraph-count="27" meta:word-count="314" meta:character-count="1836" meta:non-whitespace-character-count="1532"/>
  </office:meta>
</office:document-meta>
</file>